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oper Black" svg:font-family="Cooper Black" style:font-family-generic="roman" style:font-pitch="variable" svg:panose-1="2 8 9 4 4 3 11 2 4 4"/>
    <style:font-face style:name="Aharoni" svg:font-family="Aharoni" style:font-family-generic="system" style:font-pitch="variable" svg:panose-1="2 1 8 3 2 1 4 3 2 3"/>
    <style:font-face style:name="Arial Rounded MT Bold" svg:font-family="Arial Rounded MT Bold" style:font-family-generic="swiss" style:font-pitch="variable" svg:panose-1="2 15 7 4 3 5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I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I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I">
        <style:list-level-properties fo:text-align="end"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I">
        <style:list-level-properties fo:text-align="end"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I" text:start-value="2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I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I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I">
        <style:list-level-properties fo:text-align="end"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I">
        <style:list-level-properties fo:text-align="end"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I" text:start-value="3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I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I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I">
        <style:list-level-properties fo:text-align="end"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I">
        <style:list-level-properties fo:text-align="end"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F0" style:family="paragraph">
      <style:paragraph-properties fo:break-before="page" style:page-number="auto"/>
    </style:style>
    <style:style style:name="P2" style:parent-style-name="Normal" style:family="paragraph">
      <style:paragraph-properties fo:text-align="center" fo:margin-top="0.1666in"/>
    </style:style>
    <style:style style:name="T3" style:parent-style-name="Policepardéfaut" style:family="text">
      <style:text-properties fo:color="#FFFFFF"/>
    </style:style>
    <style:style style:name="P4" style:parent-style-name="Normal" style:family="paragraph">
      <style:paragraph-properties fo:line-height="100%"/>
    </style:style>
    <style:style style:name="T5" style:parent-style-name="Policepardéfaut" style:family="text">
      <style:text-properties style:font-name="Calibri Light" style:font-name-asian="Times New Roman" style:font-name-complex="Times New Roman" fo:color="#44546A" fo:font-size="16pt" style:font-size-asian="16pt" style:font-size-complex="16pt"/>
    </style:style>
    <style:style style:name="P6" style:parent-style-name="Normal" style:family="paragraph">
      <style:paragraph-properties fo:break-before="page"/>
    </style:style>
    <style:style style:name="P7" style:parent-style-name="NormalWeb" style:list-style-name="LFO1" style:family="paragraph">
      <style:paragraph-properties fo:margin-bottom="0in" fo:line-height="100%"/>
      <style:text-properties style:font-name="Aharoni" style:font-name-complex="Aharoni" fo:font-weight="bold" style:font-weight-asian="bold" fo:font-style="italic" style:font-style-asian="italic" fo:color="#FF0000" fo:font-size="13pt" style:font-size-asian="13pt" style:font-size-complex="13pt" style:text-underline-type="single" style:text-underline-style="solid" style:text-underline-width="auto" style:text-underline-mode="continuous"/>
    </style:style>
    <style:style style:name="P8" style:parent-style-name="NormalWeb" style:family="paragraph">
      <style:paragraph-properties fo:margin-bottom="0in" fo:line-height="100%" fo:margin-left="0.25in">
        <style:tab-stops/>
      </style:paragraph-properties>
      <style:text-properties style:font-name="Aharoni" style:font-name-complex="Aharoni" fo:font-weight="bold" style:font-weight-asian="bold" fo:font-style="italic" style:font-style-asian="italic" fo:color="#FF0000" fo:font-size="13pt" style:font-size-asian="13pt" style:font-size-complex="13pt" style:text-underline-type="single" style:text-underline-style="solid" style:text-underline-width="auto" style:text-underline-mode="continuous"/>
    </style:style>
    <style:style style:name="P9" style:parent-style-name="NormalWeb" style:family="paragraph">
      <style:paragraph-properties fo:margin-bottom="0in" fo:line-height="100%" fo:margin-left="0.5in">
        <style:tab-stops/>
      </style:paragraph-properties>
    </style:style>
    <style:style style:name="P10" style:parent-style-name="NormalWeb" style:family="paragraph">
      <style:paragraph-properties fo:margin-bottom="0in" fo:line-height="100%" fo:margin-left="0.5in">
        <style:tab-stops/>
      </style:paragraph-properties>
      <style:text-properties fo:font-weight="bold" style:font-weight-asian="bold"/>
    </style:style>
    <style:style style:name="P11" style:parent-style-name="NormalWeb" style:family="paragraph">
      <style:paragraph-properties fo:margin-bottom="0in" fo:line-height="100%" fo:margin-left="0.5in">
        <style:tab-stops/>
      </style:paragraph-properties>
    </style:style>
    <style:style style:name="P12" style:parent-style-name="NormalWeb" style:family="paragraph">
      <style:paragraph-properties fo:margin-bottom="0in" fo:line-height="100%" fo:margin-left="0.5in">
        <style:tab-stops/>
      </style:paragraph-properties>
      <style:text-properties fo:font-weight="bold" style:font-weight-asian="bold"/>
    </style:style>
    <style:style style:name="P13" style:parent-style-name="NormalWeb" style:family="paragraph">
      <style:paragraph-properties fo:margin-bottom="0in" fo:line-height="100%" fo:margin-left="0.5in">
        <style:tab-stops/>
      </style:paragraph-properties>
    </style:style>
    <style:style style:name="P14" style:parent-style-name="NormalWeb" style:family="paragraph">
      <style:paragraph-properties fo:margin-bottom="0in" fo:line-height="100%" fo:margin-left="0.5in">
        <style:tab-stops/>
      </style:paragraph-properties>
    </style:style>
    <style:style style:name="P15" style:parent-style-name="NormalWeb" style:family="paragraph">
      <style:paragraph-properties fo:margin-bottom="0in" fo:line-height="100%"/>
    </style:style>
    <style:style style:name="P16" style:parent-style-name="NormalWeb" style:family="paragraph">
      <style:paragraph-properties fo:margin-bottom="0in" fo:line-height="100%"/>
    </style:style>
    <style:style style:name="P17" style:parent-style-name="NormalWeb" style:family="paragraph">
      <style:paragraph-properties fo:margin-bottom="0in" fo:line-height="100%"/>
    </style:style>
    <style:style style:family="graphic" style:name="a6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>
      <style:graphic-properties fo:wrap-option="wrap" fo:padding-top="0.2in" fo:padding-bottom="0.4in" fo:padding-left="0.2in" fo:padding-right="0.2in" draw:textarea-vertical-align="bottom" draw:textarea-horizontal-align="left" style:wrap="run-through" style:run-through="foreground" draw:fill="solid" draw:fill-color="#44546a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>
      <style:graphic-properties fo:wrap-option="wrap" fo:padding-top="0.05in" fo:padding-bottom="0.05in" fo:padding-left="0.3in" fo:padding-right="0.3in" draw:textarea-vertical-align="middle" draw:textarea-horizontal-align="left" style:wrap="run-through" style:run-through="background" draw:fill="gradient" draw:fill-gradient-name="a1" draw:stroke="none" style:horizontal-rel="page" style:vertical-rel="page" style:horizontal-pos="center" style:vertical-pos="middle" draw:auto-grow-width="false" draw:auto-grow-height="false"/>
      <style:paragraph-properties style:font-independent-line-spacing="true" style:writing-mode="lr-tb"/>
    </style:style>
    <style:style style:family="graphic" style:name="a3">
      <style:graphic-properties style:wrap="run-through" style:run-through="foreground" draw:fill="solid" draw:fill-color="#ffffff" draw:opacity="100%" draw:stroke="solid" svg:stroke-width="0.01736in" svg:stroke-color="#767171" svg:stroke-opacity="100%" draw:stroke-linejoin="miter" svg:stroke-linecap="butt" style:horizontal-rel="page" style:vertical-rel="page" style:horizontal-pos="from-left" style:vertical-pos="from-top"/>
    </style:style>
    <style:style style:family="graphic" style:name="a4">
      <style:graphic-properties style:wrap="run-through" style:run-through="foreground" draw:fill="solid" draw:fill-color="#5b9bd5" draw:opacity="100%" draw:stroke="none" style:horizontal-rel="page" style:vertical-rel="page" style:horizontal-pos="from-left" style:vertical-pos="from-top"/>
    </style:style>
    <style:style style:family="graphic" style:name="a5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draw:custom-shape svg:x="3.76181in" svg:y="0.30903in" svg:width="3.14514in" svg:height="3.3in" draw:z-index="251660288" draw:id="id0" draw:style-name="a0" draw:name="Rectangle 467" text:anchor-type="paragraph"><svg:title/><svg:desc/><text:p text:style-name="P2"><text:span text:style-name="T3">[Attirez votre lecteur avec un résumé attrayant. Il s’agit généralement d’une brève synthèse du document. Lorsque vous êtes prêt à ajouter votre contenu, cliquez ici et commencez à taper.]</text:span></text:p><draw:enhanced-geometry draw:type="non-primitive" svg:viewBox="0 0 21600 21600" draw:enhanced-path="M 0 0 L 21600 0 21600 21600 0 21600 Z N"/></draw:custom-shape><draw:custom-shape svg:x="0in" svg:y="0in" svg:width="8.075in" svg:height="10.45in" draw:z-index="251663360" draw:id="id1" draw:style-name="a2" draw:name="Rectangle 466" text:anchor-type="paragraph"><svg:title/><svg:desc/><text:p text:style-name="Normal"/><draw:enhanced-geometry draw:type="non-primitive" svg:viewBox="0 0 21600 21600" draw:enhanced-path="M 0 0 L 21600 0 21600 21600 0 21600 Z N"/></draw:custom-shape><draw:custom-shape svg:x="3.63819in" svg:y="0.29236in" svg:width="3.30694in" svg:height="8.18542in" draw:z-index="251659264" draw:id="id2" draw:style-name="a3" draw:name="Rectangle 468" text:anchor-type="paragraph"><svg:title/><svg:desc/><draw:enhanced-geometry draw:type="non-primitive" svg:viewBox="0 0 21600 21600" draw:enhanced-path="M 0 0 L 21600 0 21600 21600 0 21600 Z N"/></draw:custom-shape><draw:custom-shape svg:x="3.76181in" svg:y="8.06806in" svg:width="3.05903in" svg:height="0.12986in" draw:z-index="251662336" draw:id="id3" draw:style-name="a4" draw:name="Rectangle 469" text:anchor-type="paragraph"><svg:title/><svg:desc/><draw:enhanced-geometry draw:type="non-primitive" svg:viewBox="0 0 21600 21600" draw:enhanced-path="M 0 0 L 21600 0 21600 21600 0 21600 Z N"/></draw:custom-shape></text:p>
      <text:p text:style-name="Normal"><draw:frame draw:z-index="251661312" draw:id="id4" draw:style-name="a5" draw:name="Zone de texte 470" text:anchor-type="paragraph" svg:x="3.76181in" svg:y="4.09236in" svg:width="2.97639in" svg:height="1.89167in" style:rel-width="scale" style:rel-height="scale"><draw:text-box><text:p text:style-name="P4"><text:span text:style-name="Titre1Car">RAPPORT DU PROJET D’OCAML</text:span></text:p><text:p text:style-name="Normal"><text:span text:style-name="T5">LE MASTERMIND</text:span></text:p></draw:text-box><svg:title/><svg:desc/></draw:frame><draw:frame draw:z-index="251664384" draw:id="id5" draw:style-name="a6" draw:name="Zone de texte 465" text:anchor-type="paragraph" svg:x="3.75833in" svg:y="7.23333in" svg:width="3.05972in" svg:height="0.77708in" style:rel-width="scale" style:rel-height="scale"><draw:text-box><text:p text:style-name="Sansinterligne">Bovie Pierre-Edouard</text:p><text:p text:style-name="Sansinterligne">Zabsonré Ahmonkou</text:p></draw:text-box><svg:title/><svg:desc/></draw:frame></text:p>
      <text:p text:style-name="P6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Titre1" text:outline-level="1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Titre2" text:outline-level="2">Introduction</text:h>
      <text:p text:style-name="Sansinterligne">Le but de ce projet consiste en quelque sorte à inverser les rôles dans le jeu du mastermind.En effet ,à l'origine, c'est l'ordinateur qui a la combinaison et c'est à l'utilisateur de le trouver.Pour le projet , il faut donc réussir a faire des fonctions permettant à l'ordinateur de trouver la combinaison secrète de l'utilisateur en sachant qu'il doit choisir cinq couleur parmi 8 .</text:p>
      <text:p text:style-name="Sansinterligne"/>
      <text:list text:style-name="LFO1" text:continue-numbering="true">
        <text:list-item>
          <text:p text:style-name="P7">Parcours du projet</text:p>
        </text:list-item>
      </text:list>
      <text:p text:style-name="P8"/>
      <text:p text:style-name="Sansinterligne">Au début du projet, Pierre-Edouard et moi avons décidé de créer le type couleur et le type pions. Chaque pion ont une couleur et un chiffre.Dans une première approche , le chiffre des pions nous a paru être une bonne idée car on aurait pu choisir une combinaison de chiffre(donc de de pions ) aléatoirement grâce a la fonction rand et compris entre 1 et 8 .</text:p>
      <text:p text:style-name="Sansinterligne">Mais on laissa cette idée car on pouvait avoir des combinaisons de chiffres identiques.On a donc fait une série de boucle for imbriqués afin d'avoir toute les combinaison possible de chiffres entre 1 et 8.On abandonna cette idée car il faut utiliser la récursivité pour faire le projet.Par la suite,on abandonna le type couleur et le type pions , car on devait faire face à des difficulté dans leur utilisation.Du coup, on a créée des une liste de string(8 string) , c'est à dire une liste ayant les 8 couleur de base .Et à partir de cette liste , on aura les listes de toutes les combinaisons possible de cinq couleurs parmi les huit.Cependant , avec le temps , notre programme a changé.</text:p>
      <text:p text:style-name="Sansinterligne"/>
      <text:h text:style-name="Titre2" text:outline-level="2">Fonctionnement du programme</text:h>
      <text:p text:style-name="Sansinterligne">Au début du programme, l'ordinateur dispose de la liste des huit couleurs.De cette liste, découle l'ensemble des listes qui forment chacune une combinaison de 5 couleurs.A chaque tour(quelque soit la version ) l'ordinateur propose une liste de combinaison à l'utilisateur .Ce dernier donne le nombre de couleurs bien placées et le nombre de couleurs mal placées.gràce à à la réponse de l'utilisateur , l'ordianteur propose une nouvelle combinaison otu en suprimant la combinaison précédente. Ainsi de suite jusqu'à la fin de liste des combinaisons</text:p>
      <text:p text:style-name="Sansinterligne"/>
      <text:h text:style-name="Titre2" text:outline-level="2">Fonctions créées et utilisées</text:h>
      <text:h text:style-name="Titre3" text:outline-level="3">let rec construire taille ;;</text:h>
      <text:p text:style-name="P9">Cette fonction à pour but de créer une liste contenant d'autres listes.Ces dernières forment, chacune, une combinaisons de couleurs dont la taille est « taille ».</text:p>
      <text:p text:style-name="P10">val construire : int -&gt; string list list = &lt;fun&gt;</text:p>
      <text:soft-page-break/>
      <text:h text:style-name="Titre3" text:outline-level="3">let rec afficher_combinaison combinaison ;;</text:h>
      <text:p text:style-name="P11">Son but est de permettre à l'ordinateur d'afficher une combinaisons de à l'écran .</text:p>
      <text:p text:style-name="P12">val afficher_combinaison : string list -&gt; unit = &lt;fun&gt;</text:p>
      <text:h text:style-name="Titre3" text:outline-level="3">Let rec verification liste_en_memoire liste_reponse bp mp ;;</text:h>
      <text:p text:style-name="P13">Cette fonction verifie si la combinaison donné par l'ordinateur correspond voire partiellementà celle de l'utilisateur en fonction du nombre de pions mal ou bien placées.</text:p>
      <text:p text:style-name="P14">val verifcombinaison : 'a list -&gt; 'a list -&gt; 'a list -&gt; int -&gt; int -&gt; bool = &lt;fun&gt;</text:p>
      <text:h text:style-name="Titre3" text:outline-level="3">Let rec suppression_combinaison propositions liste_combinaison bp mp ;;</text:h>
      <text:p text:style-name="P15"/>
      <text:p text:style-name="Sansinterligne">Le rôle de cette fonction est de supprimer les combinaisons qui ne correspondent pas à celle de l'utilisateurs ,apres qu'on les ai vérifié via la fonction let rec verification.</text:p>
      <text:p text:style-name="Sansinterligne"/>
      <text:h text:style-name="Titre3" text:outline-level="3">Let rec jouer liste_combinaisons<text:s/>nombre_essai ;;</text:h>
      <text:p text:style-name="Sansinterligne">Cette fonction est en quelque sorte le tronc , la base du jeux.En effet , c'est à ce niveau que toutes les fonctions principales écrites sont utilisés,après qu'on ait choisi le mode de jeux c'est à dire les versions</text:p>
      <text:h text:style-name="Titre3" text:outline-level="3"/>
      <text:p text:style-name="P16"/>
      <text:p text:style-name="P17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oper Black" svg:font-family="Cooper Black" style:font-family-generic="roman" style:font-pitch="variable" svg:panose-1="2 8 9 4 4 3 11 2 4 4"/>
    <style:font-face style:name="Aharoni" svg:font-family="Aharoni" style:font-family-generic="system" style:font-pitch="variable" svg:panose-1="2 1 8 3 2 1 4 3 2 3"/>
    <style:font-face style:name="Arial Rounded MT Bold" svg:font-family="Arial Rounded MT Bold" style:font-family-generic="swiss" style:font-pitch="variable" svg:panose-1="2 15 7 4 3 5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ooper Black" style:font-name-asian="Times New Roman" style:font-name-complex="Times New Roman" fo:font-weight="bold" style:font-weight-asian="bold" style:font-weight-complex="bold" fo:font-style="italic" style:font-style-asian="italic" fo:color="#2E74B5" fo:font-size="18pt" style:font-size-asian="18pt" style:font-size-complex="14pt" style:text-underline-type="single" style:text-underline-style="solid" style:text-underline-width="auto" style:text-underline-mode="continuous" fo:hyphenate="false"/>
    </style:style>
    <style:style style:name="Titre2" style:display-name="Titre 2" style:family="paragraph" style:parent-style-name="Normal" style:next-style-name="Normal" style:auto-update="true" style:default-outline-level="2">
      <style:paragraph-properties fo:keep-with-next="always" fo:keep-together="always" fo:margin-top="0.1388in" fo:margin-bottom="0in"/>
      <style:text-properties style:font-name="Aharoni" style:font-name-asian="Times New Roman" style:font-name-complex="Times New Roman" fo:font-weight="bold" style:font-weight-asian="bold" style:font-weight-complex="bold" fo:font-style="italic" style:font-style-asian="italic" fo:color="#C00000" fo:font-size="13pt" style:font-size-asian="13pt" style:font-size-complex="13pt" style:text-underline-type="single" style:text-underline-style="solid" style:text-underline-width="auto" style:text-underline-mode="continuous" fo:hyphenate="false"/>
    </style:style>
    <style:style style:name="Titre3" style:display-name="Titre 3" style:family="paragraph" style:parent-style-name="Normal" style:next-style-name="Normal" style:auto-update="true" style:default-outline-level="3">
      <style:paragraph-properties fo:keep-with-next="always" fo:keep-together="always" fo:margin-top="0.1388in" fo:margin-bottom="0in"/>
      <style:text-properties style:font-name="Arial Rounded MT Bold" style:font-name-asian="Times New Roman" style:font-name-complex="Times New Roman" fo:font-weight="bold" style:font-weight-asian="bold" style:font-weight-complex="bold" fo:color="#00B050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color="#5B9BD5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="Calibri Light" style:font-name-asian="Times New Roman" style:font-name-complex="Times New Roman" fo:color="#1F4D78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1388in" fo:margin-bottom="0in"/>
      <style:text-properties style:font-name="Calibri Light" style:font-name-asian="Times New Roman" style:font-name-complex="Times New Roman" fo:font-style="italic" style:font-style-asian="italic" style:font-style-complex="italic" fo:color="#1F4D78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1388in" fo:margin-bottom="0in"/>
      <style:text-properties style:font-name="Calibri Light" style:font-name-asian="Times New Roman" style:font-name-complex="Times New Roman" fo:font-style="italic" style:font-style-asian="italic" style:font-style-complex="italic" fo:color="#404040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top="0.1388in" fo:margin-bottom="0in"/>
      <style:text-properties style:font-name="Calibri Light" style:font-name-asian="Times New Roman" style:font-name-complex="Times New Roman" fo:color="#5B9BD5" fo:font-size="10pt" style:font-size-asian="10pt" style:font-size-complex="10pt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top="0.1388in" fo:margin-bottom="0in"/>
      <style:text-properties style:font-name="Calibri Light" style:font-name-asian="Times New Roman" style:font-name-complex="Times New Roman" fo:font-style="italic" style:font-style-asian="italic" style:font-style-complex="italic" fo:color="#404040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ansinterligne" style:display-name="Sans interligne" style:family="paragraph" style:auto-update="true">
      <style:paragraph-properties fo:margin-top="0.0833in" fo:margin-bottom="0.0833in" fo:line-height="100%" fo:margin-left="0.4916in">
        <style:tab-stops/>
      </style:paragraph-properties>
      <style:text-properties style:font-name="Times New Roman" fo:hyphenate="false"/>
    </style:style>
    <style:style style:name="SansinterligneCar" style:display-name="Sans interligne Car" style:family="text" style:parent-style-name="Policepardéfaut">
      <style:text-properties style:font-name="Times New Roman"/>
    </style:style>
    <style:style style:name="NormalWeb" style:display-name="Normal (Web)" style:family="paragraph" style:parent-style-name="Normal">
      <style:paragraph-properties fo:margin-top="0.0694in" fo:margin-bottom="0.0986in" fo:line-height="12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fo:hyphenate="false"/>
    </style:style>
    <style:style style:name="Titre1Car" style:display-name="Titre 1 Car" style:family="text" style:parent-style-name="Policepardéfaut">
      <style:text-properties style:font-name="Cooper Black" style:font-name-asian="Times New Roman" style:font-name-complex="Times New Roman" fo:font-weight="bold" style:font-weight-asian="bold" style:font-weight-complex="bold" fo:font-style="italic" style:font-style-asian="italic" fo:color="#2E74B5" fo:font-size="18pt" style:font-size-asian="18pt" style:font-size-complex="14pt" style:text-underline-type="single" style:text-underline-style="solid" style:text-underline-width="auto" style:text-underline-mode="continuous"/>
    </style:style>
    <style:style style:name="Titre2Car" style:display-name="Titre 2 Car" style:family="text" style:parent-style-name="Policepardéfaut">
      <style:text-properties style:font-name="Aharoni" style:font-name-asian="Times New Roman" style:font-name-complex="Times New Roman" fo:font-weight="bold" style:font-weight-asian="bold" style:font-weight-complex="bold" fo:font-style="italic" style:font-style-asian="italic" fo:color="#C00000" fo:font-size="13pt" style:font-size-asian="13pt" style:font-size-complex="13pt" style:text-underline-type="single" style:text-underline-style="solid" style:text-underline-width="auto" style:text-underline-mode="continuous"/>
    </style:style>
    <style:style style:name="Titre3Car" style:display-name="Titre 3 Car" style:family="text" style:parent-style-name="Policepardéfaut">
      <style:text-properties style:font-name="Arial Rounded MT Bold" style:font-name-asian="Times New Roman" style:font-name-complex="Times New Roman" fo:font-weight="bold" style:font-weight-asian="bold" style:font-weight-complex="bold" fo:color="#00B050"/>
    </style:style>
    <style:style style:name="Titre4Car" style:display-name="Titre 4 Car" style:family="text" style:parent-style-name="Policepardéfaut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color="#5B9BD5"/>
    </style:style>
    <style:style style:name="Titre5Car" style:display-name="Titre 5 Car" style:family="text" style:parent-style-name="Policepardéfaut">
      <style:text-properties style:font-name="Calibri Light" style:font-name-asian="Times New Roman" style:font-name-complex="Times New Roman" fo:color="#1F4D78"/>
    </style:style>
    <style:style style:name="Titre6Car" style:display-name="Titre 6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color="#1F4D78"/>
    </style:style>
    <style:style style:name="Titre7Car" style:display-name="Titre 7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color="#404040"/>
    </style:style>
    <style:style style:name="Titre8Car" style:display-name="Titre 8 Car" style:family="text" style:parent-style-name="Policepardéfaut">
      <style:text-properties style:font-name="Calibri Light" style:font-name-asian="Times New Roman" style:font-name-complex="Times New Roman" fo:color="#5B9BD5" fo:font-size="10pt" style:font-size-asian="10pt" style:font-size-complex="10pt"/>
    </style:style>
    <style:style style:name="Titre9Car" style:display-name="Titre 9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Légende" style:display-name="Légende" style:family="paragraph" style:parent-style-name="Normal" style:next-style-name="Normal">
      <style:paragraph-properties fo:line-height="100%"/>
      <style:text-properties fo:font-weight="bold" style:font-weight-asian="bold" style:font-weight-complex="bold" fo:color="#5B9BD5" fo:font-size="9pt" style:font-size-asian="9pt" style:font-size-complex="9pt" fo:hyphenate="false"/>
    </style:style>
    <style:style style:name="Titre" style:display-name="Titre" style:family="paragraph" style:parent-style-name="Normal" style:next-style-name="Normal">
      <style:paragraph-properties fo:border-top="none" fo:border-left="none" fo:border-bottom="0.0138in solid #5B9BD5" fo:border-right="none" fo:padding-top="0in" fo:padding-left="0in" fo:padding-bottom="0.0555in" fo:padding-right="0in" style:shadow="none" fo:margin-bottom="0.2083in" fo:line-height="100%"/>
      <style:text-properties style:font-name="Calibri Light" style:font-name-asian="Times New Roman" style:font-name-complex="Times New Roman" fo:color="#323E4F" fo:letter-spacing="0.0034in" fo:font-size="26pt" style:font-size-asian="26pt" style:font-size-complex="26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color="#323E4F" fo:letter-spacing="0.0034in" fo:font-size="26pt" style:font-size-asian="26pt" style:font-size-complex="26pt"/>
    </style:style>
    <style:style style:name="Sous-titre" style:display-name="Sous-titre" style:family="paragraph" style:parent-style-name="Normal" style:next-style-name="Normal">
      <style:text-properties style:font-name="Calibri Light" style:font-name-asian="Times New Roman" style:font-name-complex="Times New Roman" fo:font-style="italic" style:font-style-asian="italic" style:font-style-complex="italic" fo:color="#5B9BD5" fo:letter-spacing="0.0104in" fo:font-size="12pt" style:font-size-asian="12pt" style:font-size-complex="12pt" fo:hyphenate="false"/>
    </style:style>
    <style:style style:name="Sous-titreCar" style:display-name="Sous-titre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color="#5B9BD5" fo:letter-spacing="0.0104in" fo:font-size="12pt" style:font-size-asian="12pt" style:font-size-complex="12pt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Accentuation" style:display-name="Accentuation" style:family="text" style:parent-style-name="Policepardéfaut">
      <style:text-properties fo:font-style="italic" style:font-style-asian="italic" style:font-style-complex="italic"/>
    </style:style>
    <style:style style:name="Citation" style:display-name="Citation" style:family="paragraph" style:parent-style-name="Normal" style:next-style-name="Normal">
      <style:text-properties fo:font-style="italic" style:font-style-asian="italic" style:font-style-complex="italic" fo:color="#00000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000000"/>
    </style:style>
    <style:style style:name="Citationintense" style:display-name="Citation intense" style:family="paragraph" style:parent-style-name="Normal" style:next-style-name="Normal">
      <style:paragraph-properties fo:border-top="none" fo:border-left="none" fo:border-bottom="0.0069in solid #5B9BD5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5B9BD5" fo:hyphenate="false"/>
    </style:style>
    <style:style style:name="CitationintenseCar" style:display-name="Citation intense Car" style:family="text" style:parent-style-name="Policepardéfaut">
      <style:text-properties fo:font-weight="bold" style:font-weight-asian="bold" style:font-weight-complex="bold" fo:font-style="italic" style:font-style-asian="italic" style:font-style-complex="italic" fo:color="#5B9BD5"/>
    </style:style>
    <style:style style:name="Emphasepâle" style:display-name="Emphase pâle" style:family="text" style:parent-style-name="Policepardéfaut">
      <style:text-properties fo:font-style="italic" style:font-style-asian="italic" style:font-style-complex="italic" fo:color="#808080"/>
    </style:style>
    <style:style style:name="Emphaseintense" style:display-name="Emphase intense" style:family="text" style:parent-style-name="Policepardéfaut">
      <style:text-properties fo:font-weight="bold" style:font-weight-asian="bold" style:font-weight-complex="bold" fo:font-style="italic" style:font-style-asian="italic" style:font-style-complex="italic" fo:color="#5B9BD5"/>
    </style:style>
    <style:style style:name="Référencepâle" style:display-name="Référence pâle" style:family="text" style:parent-style-name="Policepardéfaut">
      <style:text-properties fo:font-variant="small-caps" fo:color="#ED7D31" style:text-underline-type="single" style:text-underline-style="solid" style:text-underline-width="auto" style:text-underline-mode="continuous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ED7D31" fo:letter-spacing="0.0034in" style:text-underline-type="single" style:text-underline-style="solid" style:text-underline-width="auto" style:text-underline-mode="continuous"/>
    </style:style>
    <style:style style:name="Titredulivre" style:display-name="Titre du livre" style:family="text" style:parent-style-name="Policepardéfaut">
      <style:text-properties fo:font-weight="bold" style:font-weight-asian="bold" style:font-weight-complex="bold" fo:font-variant="small-caps" fo:letter-spacing="0.0034in"/>
    </style:style>
    <style:style style:name="En-têtedetabledesmatières" style:display-name="En-tête de table des matières" style:family="paragraph" style:parent-style-name="Titre1" style:next-style-name="Normal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  <text:outline-level-style text:level="3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1" draw:style="linear" draw:angle="0" draw:start-color="#deebf7" draw:end-color="#9dc3e6" draw:start-intensity="100%" draw:end-intensity="100%"/>
  </office:styles>
  <office:automatic-styles>
    <text:list-style style:name="LFO1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I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I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I">
        <style:list-level-properties fo:text-align="end"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I">
        <style:list-level-properties fo:text-align="end"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I" text:start-value="2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I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I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I">
        <style:list-level-properties fo:text-align="end"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I">
        <style:list-level-properties fo:text-align="end"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I" text:start-value="3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I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I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I">
        <style:list-level-properties fo:text-align="end"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I">
        <style:list-level-properties fo:text-align="end"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RAPPORT DU PROJET D’OCAML</dc:title>
    <dc:description/>
    <dc:subject>LE MASTERMIND</dc:subject>
    <meta:initial-creator>Bovie Pierre-Edouard</meta:initial-creator>
    <dc:creator>florent zabsonré</dc:creator>
    <meta:creation-date>2015-04-19T13:25:00Z</meta:creation-date>
    <dc:date>2015-04-19T15:45:00Z</dc:date>
    <meta:template xlink:href="Normal.dotm" xlink:type="simple"/>
    <meta:editing-cycles>4</meta:editing-cycles>
    <meta:editing-duration>PT8400S</meta:editing-duration>
    <meta:document-statistic meta:page-count="4" meta:paragraph-count="6" meta:word-count="520" meta:character-count="3374" meta:row-count="23" meta:non-whitespace-character-count="2860"/>
  </office:meta>
</office:document-meta>
</file>